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38cm" svg:height="0.962cm" svg:x="2.778cm" svg:y="2.905cm">
          <draw:text-box>
            <text:p>Hello! How are You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0:25:13.427009946</meta:creation-date>
    <dc:date>2020-12-03T10:26:02.884000583</dc:date>
    <meta:editing-duration>PT50S</meta:editing-duration>
    <meta:editing-cycles>1</meta:editing-cycles>
    <meta:generator>LibreOffice/6.4.6.2$Linux_X86_64 LibreOffice_project/40$Build-2</meta:generator>
    <meta:document-statistic meta:object-count="1"/>
  </office:meta>
</office:document-meta>
</file>